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left="0.018cm solid #000000" fo:border-right="0.018cm solid #000000" fo:border-top="0.018cm solid #000000" fo:border-bottom="none"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1.B4" style:family="table-cell">
      <style:table-cell-properties style:vertical-align="bottom" fo:padding="0.125cm" fo:border-left="0.018cm solid #000000" fo:border-right="0.018cm solid #000000" fo:border-top="none" fo:border-bottom="0.018cm solid #000000" style:writing-mode="lr-tb"/>
    </style:style>
    <style:style style:name="Table1.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1.F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1.5" style:family="table-row">
      <style:table-row-properties style:min-row-height="1.499cm" style:keep-together="true" fo:keep-together="auto"/>
    </style:style>
    <style:style style:name="Table1.A5"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4"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5"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6"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7"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text:p>
      <text:p text:style-name="P22"/>
      <text:p text:style-name="P35">Contribution de l'Etat à la réduction des primes dans l'assurance‑maladie pour l'année %=RELATIV1=%</text:p>
      <text:p text:style-name="P36"/>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8">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par personne. Votre assureur-maladie la déduira de chaque prime de l'assurance-maladie des soins obligatoire, pour autant que celle-ci soit supérieure ou égale à cette contribution, qui, si tel n'est pas le cas, correspondra à la prime facturée.</text:p>
      <text:p text:style-name="P16"/>
      <text:p text:style-name="P16">Pour obtenir chacun une telle contribution, <text:span text:style-name="T7">vous devez remplir la requête figurant au verso et nous la remettre dans les plus brefs délais, avec vos certificats d'assurance-maladie obligatoire des soins de l'année %=RELATIV1=%</text:span>.</text:p>
      <text:p text:style-name="P16"/>
      <text:p text:style-name="P16">%#include AM_SIGNATURES#%</text:p>
      <text:p text:style-name="P37"><text:span text:style-name="T6">Requête</text:span><text:span text:style-name="T5"> en vue de l'obtention d'une réduction des primes dans l'assurance-maladie</text:span></text:p>
      <text:p text:style-name="P30"/>
      <text:p text:style-name="P17">(Loi cantonale portant introduction de la loi fédérale sur l'assurance-maladie du 20 décembre 1996)</text:p>
      <text:p text:style-name="P3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31"><text:tab/></text:p>
          </table:table-cell>
          <table:table-cell table:style-name="Table1.B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F3" office:value-type="string">
            <text:p text:style-name="P32"><text:tab/></text:p>
          </table:table-cell>
        </table:table-row>
        <table:table-row table:style-name="Table1.3">
          <table:table-cell table:style-name="Table1.A4" office:value-type="string">
            <text:p text:style-name="P31"><text:tab/></text:p>
          </table:table-cell>
          <table:table-cell table:style-name="Table1.B4" office:value-type="string">
            <text:p text:style-name="P32"><text:tab/></text:p>
          </table:table-cell>
          <table:table-cell table:style-name="Table1.C4" office:value-type="string">
            <text:p text:style-name="P32"><text:tab/></text:p>
          </table:table-cell>
          <table:table-cell table:style-name="Table1.C4" office:value-type="string">
            <text:p text:style-name="P32"><text:tab/></text:p>
          </table:table-cell>
          <table:table-cell table:style-name="Table1.C4" office:value-type="string">
            <text:p text:style-name="P32"><text:tab/></text:p>
          </table:table-cell>
          <table:table-cell table:style-name="Table1.F4" office:value-type="string">
            <text:p text:style-name="P32"><text:tab/></text:p>
          </table:table-cell>
        </table:table-row>
        <table:table-row table:style-name="Table1.5">
          <table:table-cell table:style-name="Table1.A5" table:number-columns-spanned="6" office:value-type="string">
            <text:p text:style-name="P34">*<text:tab/>1) père/mère (ayant des enfants à charge), 2) mari/femme, 3) veuf/veuve, 4) divorcé(e), 5) séparé(e), 6) enfant à charge</text:p>
            <text:p text:style-name="P33"><text:tab/>(mineur ou majeur) domicilié dans le canton du Jura, 7) célibataire; les codes de 2 à 5 s'entendent pour des personnes</text:p>
            <text:p text:style-name="P33"><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3</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50:09.83</dc:date>
    <meta:print-date>2003-09-10T06:53:00</meta:print-date>
    <meta:editing-cycles>126</meta:editing-cycles>
    <meta:editing-duration>PT7H45M24S</meta:editing-duration>
    <meta:document-statistic meta:table-count="1" meta:image-count="2" meta:object-count="0" meta:page-count="2" meta:paragraph-count="70" meta:word-count="489" meta:character-count="342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